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2E00000027F10541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style:text-line-through-style="solid"/>
    </style:style>
    <style:style style:name="P6" style:family="paragraph" style:parent-style-name="Standard" style:list-style-name="L2">
      <style:text-properties style:language-asian="ja" style:country-asian="JP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5" style:family="text">
      <style:text-properties style:text-line-through-style="soli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20190816_143558]</text:p>
      <text:p text:style-name="Standard"/>
      <text:p text:style-name="Standard">file : C:\WORKS_2\WS\WS_Others.Art\JVEMV6\46_art\11_guitar\manage_voicememos_20190816_143728.py</text:p>
      <text:p text:style-name="Standard"/>
      <text:list xml:id="list3387550283207189429" text:style-name="L1">
        <text:list-item>
          <text:p text:style-name="P3">TASK-1 : programming</text:p>
          <text:list>
            <text:list-item>
              <text:p text:style-name="P3">step : 3 : 2</text:p>
              <text:list>
                <text:list-item>
                  <text:p text:style-name="P3">#_20190816_153352:tmp</text:p>
                </text:list-item>
              </text:list>
            </text:list-item>
            <text:list-item>
              <text:p text:style-name="P3">step: 3 : 3</text:p>
              <text:list>
                <text:list-item>
                  <text:p text:style-name="P3">==&gt; OK</text:p>
                </text:list-item>
              </text:list>
            </text:list-item>
            <text:list-item>
              <text:p text:style-name="P3">step : 4</text:p>
              <text:list>
                <text:list-item>
                  <text:p text:style-name="P3">#_20190816_154557:tmp</text:p>
                </text:list-item>
                <text:list-item>
                  <text:p text:style-name="P3">==&gt; OK</text:p>
                </text:list-item>
              </text:list>
            </text:list-item>
          </text:list>
        </text:list-item>
        <text:list-item>
          <text:p text:style-name="P3">TASK-2 : git</text:p>
          <text:list>
            <text:list-item>
              <text:p text:style-name="P3"/>
            </text:list-item>
          </text:list>
        </text:list-item>
      </text:list>
      <text:p text:style-name="Standard"/>
      <text:p text:style-name="Standard"/>
      <text:p text:style-name="Standard">[/ 20190816_161329]</text:p>
      <text:p text:style-name="Standard"/>
      <text:p text:style-name="P1"><text:span text:style-name="T1">#_ </text:span></text:p>
      <text:p text:style-name="P2"/>
      <text:p text:style-name="Standard"/>
      <text:p text:style-name="Standard">------------------------------------------- [steps : conv voice-memo to playlist] 20190816_143536</text:p>
      <text:list xml:id="list5514786624437558209" text:style-name="L2">
        <text:list-item>
          <text:p text:style-name="P4">iphone → to pc</text:p>
        </text:list-item>
        <text:list-item>
          <text:p text:style-name="P4">Itunes</text:p>
          <text:list>
            <text:list-item>
              <text:p text:style-name="P4">Start</text:p>
            </text:list-item>
            <text:list-item>
              <text:p text:style-name="P4">sync </text:p>
            </text:list-item>
          </text:list>
        </text:list-item>
        <text:list-item>
          <text:p text:style-name="P4">open dir → C:\Users\iwabuchiken\Music\iTunes\iTunes Media\Voice Memos</text:p>
        </text:list-item>
        <text:list-item>
          <text:p text:style-name="P4">target files</text:p>
          <text:list>
            <text:list-item>
              <text:p text:style-name="P5">move to : C:\WORKS_2\WS\WS_Others.Art\JVEMV6\46_art\11_guitar\for_conversion.dir</text:p>
            </text:list-item>
            <text:list-item>
              <text:p text:style-name="P4"><text:span text:style-name="T4">#_ </text:span>C/P</text:p>
              <text:list>
                <text:list-item>
                  <text:p text:style-name="P4">from : C:\Users\iwabuchiken\Music\iTunes\iTunes Media\Voice Memos</text:p>
                </text:list-item>
                <text:list-item>
                  <text:p text:style-name="P4">to : C:\WORKS_2\WS\WS_Others.Art\JVEMV6\46_art\11_guitar\for_conversion.dir</text:p>
                </text:list-item>
              </text:list>
            </text:list-item>
            <text:list-item>
              <text:p text:style-name="P4">run : get_folder_list.[v.2].20190210_091405.rb </text:p>
            </text:list-item>
            <text:list-item>
              <text:p text:style-name="P4">the gen-ed txt file <text:span text:style-name="T3">@@@</text:span></text:p>
              <text:list>
                <text:list-item>
                  <text:p text:style-name="P4">open </text:p>
                </text:list-item>
                <text:list-item>
                  <text:p text:style-name="P4">select → list of m4a files</text:p>
                </text:list-item>
                <text:list-item>
                  <text:p text:style-name="P4"><text:span text:style-name="T4">#_ </text:span>C/P to → list_of_data.dat</text:p>
                </text:list-item>
              </text:list>
            </text:list-item>
          </text:list>
        </text:list-item>
        <text:list-item>
          <text:p text:style-name="P4">list_of_data.dat</text:p>
          <text:list>
            <text:list-item>
              <text:p text:style-name="P4">add tab to the end of each line</text:p>
              <text:list>
                <text:list-item>
                  <text:p text:style-name="P4">C – r (replace)</text:p>
                  <text:list>
                    <text:list-item>
                      <text:p text:style-name="P4">m4a<text:tab/>m4a\t</text:p>
                    </text:list-item>
                  </text:list>
                </text:list-item>
              </text:list>
            </text:list-item>
            <text:list-item>
              <text:p text:style-name="P4">add voice-memo memos to each file name</text:p>
              <text:list>
                <text:list-item>
                  <text:p text:style-name="P4">itunes</text:p>
                  <text:list>
                    <text:list-item>
                      <text:p text:style-name="P4">Right click &gt; H (open the dir)</text:p>
                    </text:list-item>
                    <text:list-item>
                      <text:p text:style-name="P5">tab (back to itunes)</text:p>
                    </text:list-item>
                    <text:list-item>
                      <text:p text:style-name="P4"><text:soft-page-break/>F2 &gt; C – c (copy <text:span text:style-name="T5">voice memo string file</text:span> name)</text:p>
                    </text:list-item>
                    <text:list-item>
                      <text:p text:style-name="P5">tab (to dir)</text:p>
                    </text:list-item>
                    <text:list-item>
                      <text:p text:style-name="P4">tab x 2 (to dat file)</text:p>
                    </text:list-item>
                  </text:list>
                </text:list-item>
                <text:list-item>
                  <text:p text:style-name="P4">dat file</text:p>
                  <text:list>
                    <text:list-item>
                      <text:p text:style-name="P4">identify the target file name string</text:p>
                      <text:list>
                        <text:list-item>
                          <text:p text:style-name="P4">C – home (move to the top of the file)</text:p>
                        </text:list-item>
                        <text:list-item>
                          <text:p text:style-name="P4">C – f &gt; -v (paste the file name to the box)</text:p>
                        </text:list-item>
                        <text:list-item>
                          <text:p text:style-name="P4">Ret &gt; Esc (close the “search” dialog)</text:p>
                        </text:list-item>
                        <text:list-item>
                          <text:p text:style-name="P4">End (cursor to the end of the line)</text:p>
                        </text:list-item>
                        <text:list-item>
                          <text:p text:style-name="P4">Tab x 2 (back to itunes)</text:p>
                        </text:list-item>
                      </text:list>
                    </text:list-item>
                  </text:list>
                </text:list-item>
                <text:list-item>
                  <text:p text:style-name="P4">itunes</text:p>
                  <text:list>
                    <text:list-item>
                      <text:p text:style-name="P4">F2 &gt; C – c (copy the memo string)</text:p>
                    </text:list-item>
                    <text:list-item>
                      <text:p text:style-name="P4">Tab x 1 (to dat file)</text:p>
                    </text:list-item>
                  </text:list>
                </text:list-item>
                <text:list-item>
                  <text:p text:style-name="P4">dat file</text:p>
                  <text:list>
                    <text:list-item>
                      <text:p text:style-name="P4">End &gt; Tab (cursor to the tail of the line)</text:p>
                    </text:list-item>
                    <text:list-item>
                      <text:p text:style-name="P4">C – v (paste the voice memo str)</text:p>
                    </text:list-item>
                    <text:list-item>
                      <text:p text:style-name="P4">C – s (save)</text:p>
                    </text:list-item>
                    <text:list-item>
                      <text:p text:style-name="P4">tab x 2 (to itunes)</text:p>
                    </text:list-item>
                  </text:list>
                </text:list-item>
                <text:list-item>
                  <text:p text:style-name="P4">itunes</text:p>
                  <text:list>
                    <text:list-item>
                      <text:p text:style-name="P6">↓ (to the next voice memo)</text:p>
                    </text:list-item>
                    <text:list-item>
                      <text:p text:style-name="P6">to step 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key ops</text:p>
          <text:list>
            <text:list-item>
              <text:p text:style-name="P6">step : 1</text:p>
              <text:list>
                <text:list-item>
                  <text:p text:style-name="P6">Right-click &gt; H</text:p>
                </text:list-item>
                <text:list-item>
                  <text:p text:style-name="P6">F2</text:p>
                </text:list-item>
              </text:list>
            </text:list-item>
            <text:list-item>
              <text:p text:style-name="P6">step : 2</text:p>
              <text:list>
                <text:list-item>
                  <text:p text:style-name="P6">C – c</text:p>
                </text:list-item>
                <text:list-item>
                  <text:p text:style-name="P6">M - Tab x 2 (to dat file)</text:p>
                </text:list-item>
              </text:list>
            </text:list-item>
            <text:list-item>
              <text:p text:style-name="P6">step : 3 (dat file)</text:p>
              <text:list>
                <text:list-item>
                  <text:p text:style-name="P6">C – home &gt; -f &gt; -v</text:p>
                </text:list-item>
                <text:list-item>
                  <text:p text:style-name="P6">Ret &gt; Esc &gt; End</text:p>
                </text:list-item>
                <text:list-item>
                  <text:p text:style-name="P6">Tab (to itunes)</text:p>
                </text:list-item>
              </text:list>
            </text:list-item>
            <text:list-item>
              <text:p text:style-name="P6">step : 5</text:p>
              <text:list>
                <text:list-item>
                  <text:p text:style-name="P6">M - Tab x 2 (to itunes)</text:p>
                </text:list-item>
                <text:list-item>
                  <text:p text:style-name="P6">F2</text:p>
                </text:list-item>
                <text:list-item>
                  <text:p text:style-name="P6">C – c (copy memo text)</text:p>
                </text:list-item>
                <text:list-item>
                  <text:p text:style-name="P6">M - Tab x 1 (to dat file)</text:p>
                </text:list-item>
              </text:list>
            </text:list-item>
            <text:list-item>
              <text:p text:style-name="P6">step : 6 (dat file)</text:p>
              <text:list>
                <text:list-item>
                  <text:p text:style-name="P6">C – v &gt; – s</text:p>
                </text:list-item>
                <text:list-item>
                  <text:p text:style-name="P6">M - Tab x 1 (to itunes)</text:p>
                </text:list-item>
              </text:list>
            </text:list-item>
          </text:list>
        </text:list-item>
        <text:list-item>
          <text:p text:style-name="P6">run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Table_20_Contents">pushd C:\WORKS_2\WS\WS_Others.Art\JVEMV6\46_art\11_guitar\</text:p>
          </table:table-cell>
        </table:table-row>
        <table:table-row>
          <table:table-cell table:style-name="表1.A2" office:value-type="string">
            <text:p text:style-name="Table_20_Contents">python manage_voicememos_20190816_143728.py</text:p>
          </table:table-cell>
        </table:table-row>
      </table:table>
      <text:list xml:id="list34363802" text:continue-numbering="true" text:style-name="L2">
        <text:list-item>
          <text:p text:style-name="P6">Itunes</text:p>
          <text:list>
            <text:list-item>
              <text:p text:style-name="P6">new playlist</text:p>
            </text:list-item>
          </text:list>
        </text:list-item>
        <text:list-item>
          <text:p text:style-name="P6">new dir</text:p>
          <text:list>
            <text:list-item>
              <text:p text:style-name="P6">create a new dir : “rec_gt_XXXX”</text:p>
              <text:list>
                <text:list-item>
                  <text:p text:style-name="P6">==&gt; under : C:\WORKS_2\WS\WS_Others.Art\JVEMV6\46_art\11_guitar\itunes</text:p>
                </text:list-item>
              </text:list>
            </text:list-item>
            <text:list-item>
              <text:p text:style-name="P6">move newly-gen-ed m4a files to : this new dir</text:p>
            </text:list-item>
            <text:list-item>
              <text:p text:style-name="P6">copy files to → new playlist</text:p>
            </text:list-item>
          </text:list>
        </text:list-item>
        <text:list-item>
          <text:p text:style-name="P6">itunes</text:p>
          <text:list>
            <text:list-item>
              <text:p text:style-name="P6"><text:soft-page-break/>files → sort by name</text:p>
            </text:list-item>
            <text:list-item>
              <text:p text:style-name="P6">sync</text:p>
              <text:list>
                <text:list-item>
                  <text:p text:style-name="P6"><draw:frame draw:style-name="fr1" draw:name="グラフィックス1" text:anchor-type="paragraph" svg:x="4.138cm" svg:y="0.168cm" svg:width="0.78cm" svg:height="0.758cm" draw:z-index="0"><draw:image xlink:href="Pictures/100000000000002E00000027F1054112.png" xlink:type="simple" xlink:show="embed" xlink:actuate="onLoad"/></draw:frame>click </text:p>
                </text:list-item>
                <text:list-item>
                  <text:p text:style-name="P6">click “ミュージック”</text:p>
                </text:list-item>
                <text:list-item>
                  <text:p text:style-name="P6">“プレイリスト” → click the new list</text:p>
                </text:list-item>
                <text:list-item>
                  <text:p text:style-name="P6">click “同期”</text:p>
                </text:list-item>
              </text:list>
            </text:list-item>
            <text:list-item>
              <text:p text:style-name="P6">click “終了”</text:p>
            </text:list-item>
          </text:list>
        </text:list-item>
        <text:list-item>
          <text:p text:style-name="P6">closing</text:p>
          <text:list>
            <text:list-item>
              <text:p text:style-name="P6">close apps</text:p>
              <text:list>
                <text:list-item>
                  <text:p text:style-name="P6">itunes</text:p>
                </text:list-item>
                <text:list-item>
                  <text:p text:style-name="P6">sakura files</text:p>
                </text:list-item>
                <text:list-item>
                  <text:p text:style-name="P6">folders</text:p>
                </text:list-item>
                <text:list-item>
                  <text:p text:style-name="P6">this</text:p>
                </text:list-item>
              </text:list>
            </text:list-item>
          </text:list>
        </text:list-item>
      </text:list>
      <text:p text:style-name="Standard"/>
      <text:p text:style-name="Standard">/ ---------------------------------------- [steps : conv voice-memo to playlist] 20190816_143536 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6T14:28:24.06</meta:creation-date>
    <dc:date>2019-09-16T14:14:15.57</dc:date>
    <dc:creator>iwabuchi ken</dc:creator>
    <meta:editing-duration>PT3H54M8S</meta:editing-duration>
    <meta:editing-cycles>23</meta:editing-cycles>
    <meta:generator>OpenOffice/4.1.3$Win32 OpenOffice.org_project/413m1$Build-9783</meta:generator>
    <meta:document-statistic meta:table-count="1" meta:image-count="1" meta:object-count="0" meta:page-count="3" meta:paragraph-count="102" meta:word-count="521" meta:character-count="2499"/>
  </office:meta>
</office:document-meta>
</file>